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Character.NamedCharacter( String ch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Character.getSingleUnicode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Character.NamedCharacter( String charName , String unicodeSeque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Character.hasSingleUnicod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Charact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dCharact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Character.getUnicod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Character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dCharac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